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07mm"/>
    </style:style>
    <style:style style:name="co2" style:family="table-column">
      <style:table-column-properties fo:break-before="auto" style:column-width="37.47mm"/>
    </style:style>
    <style:style style:name="co3" style:family="table-column">
      <style:table-column-properties fo:break-before="auto" style:column-width="45.51mm"/>
    </style:style>
    <style:style style:name="co4" style:family="table-column">
      <style:table-column-properties fo:break-before="auto" style:column-width="52.92mm"/>
    </style:style>
    <style:style style:name="co5" style:family="table-column">
      <style:table-column-properties fo:break-before="auto" style:column-width="29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58.4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font-name="Calibri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1">
          <table:table-cell table:style-name="ce2" table:number-columns-repeated="6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2">
          <table:table-cell table:style-name="ce2" table:number-columns-repeated="6"/>
          <table:table-cell table:style-name="Default" table:number-columns-repeated="1018"/>
        </table:table-row>
        <table:table-row table:style-name="ro3">
          <table:table-cell table:style-name="ce3" office:value-type="string" calcext:value-type="string">
            <text:p>Number</text:p>
          </table:table-cell>
          <table:table-cell table:style-name="ce9" office:value-type="string" calcext:value-type="string">
            <text:p>Stock</text:p>
          </table:table-cell>
          <table:table-cell table:style-name="ce9" office:value-type="string" calcext:value-type="string">
            <text:p>Number of Shares</text:p>
          </table:table-cell>
          <table:table-cell table:style-name="ce9" office:value-type="string" calcext:value-type="string">
            <text:p>Price Purchased Last Year</text:p>
          </table:table-cell>
          <table:table-cell table:style-name="ce9" office:value-type="string" calcext:value-type="string">
            <text:p>Current Price</text:p>
          </table:table-cell>
          <table:table-cell table:style-name="ce16" office:value-type="string" calcext:value-type="string">
            <text:p>Next Year Price Estimate</text:p>
          </table:table-cell>
          <table:table-cell table:style-name="ce20" office:value-type="string" calcext:value-type="string">
            <text:p>Number of share to sell</text:p>
          </table:table-cell>
          <table:table-cell table:style-name="ce20" office:value-type="string" calcext:value-type="string">
            <text:p>Total current value</text:p>
          </table:table-cell>
          <table:table-cell table:style-name="ce23" office:value-type="string" calcext:value-type="string">
            <text:p>Value next year</text:p>
          </table:table-cell>
          <table:table-cell table:style-name="ce24" office:value-type="string" calcext:value-type="string">
            <text:p>Value next year (w tax)</text:p>
          </table:table-cell>
          <table:table-cell table:style-name="ce26"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Yahoo!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15.68" calcext:value-type="float">
            <text:p>15,68</text:p>
          </table:table-cell>
          <table:table-cell table:style-name="ce14" office:value-type="float" office:value="31.8" calcext:value-type="float">
            <text:p>31,8</text:p>
          </table:table-cell>
          <table:table-cell table:style-name="ce17" office:value-type="float" office:value="29.5" calcext:value-type="float">
            <text:p>29,5</text:p>
          </table:table-cell>
          <table:table-cell table:style-name="ce21" office:value-type="float" office:value="67.7232980559935" calcext:value-type="float">
            <text:p>67,723298056</text:p>
          </table:table-cell>
          <table:table-cell table:style-name="ce22" table:formula="of:=([.E6]-0.01*[.E6]-0.3*([.E6]-[.D6]))*[.G6]" office:value-type="float" office:value="1804.555" calcext:value-type="float">
            <text:p>1804,555</text:p>
          </table:table-cell>
          <table:table-cell table:style-name="ce22" table:formula="of:=([.C6]-[.G6])*[.F6]" office:value-type="float" office:value="2427.16270734819" calcext:value-type="float">
            <text:p>2427,1627073482</text:p>
          </table:table-cell>
          <table:table-cell table:style-name="ce25" table:formula="of:=([.C6]-[.G6])*([.F6]-0.01*[.F6]-0.3*([.F6]-[.D6]))" office:value-type="float" office:value="2061.77187401486" calcext:value-type="float">
            <text:p>2061,7718740149</text:p>
          </table:table-cell>
          <table:table-cell table:number-columns-repeated="101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eneral Electric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22.1" calcext:value-type="float">
            <text:p>22,1</text:p>
          </table:table-cell>
          <table:table-cell table:style-name="ce14" office:value-type="float" office:value="24.28" calcext:value-type="float">
            <text:p>24,28</text:p>
          </table:table-cell>
          <table:table-cell table:style-name="ce17" office:value-type="float" office:value="26.31" calcext:value-type="float">
            <text:p>26,31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7]-0.01*[.E7]-0.3*([.E7]-[.D7]))*[.G7]" office:value-type="float" office:value="0" calcext:value-type="float">
            <text:p>0</text:p>
          </table:table-cell>
          <table:table-cell table:style-name="ce22" table:formula="of:=([.C7]-[.G7])*[.F7]" office:value-type="float" office:value="3946.5" calcext:value-type="float">
            <text:p>3946,5</text:p>
          </table:table-cell>
          <table:table-cell table:style-name="ce25" table:formula="of:=([.C7]-[.G7])*([.F7]-0.01*[.F7]-0.3*([.F7]-[.D7]))" office:value-type="float" office:value="3717.585" calcext:value-type="float">
            <text:p>3717,585</text:p>
          </table:table-cell>
          <table:table-cell table:number-columns-repeated="101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crosoft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30.39" calcext:value-type="float">
            <text:p>30,39</text:p>
          </table:table-cell>
          <table:table-cell table:style-name="ce14" office:value-type="float" office:value="32.5" calcext:value-type="float">
            <text:p>32,5</text:p>
          </table:table-cell>
          <table:table-cell table:style-name="ce17" office:value-type="float" office:value="34.55" calcext:value-type="float">
            <text:p>34,55</text:p>
          </table:table-cell>
          <table:table-cell table:style-name="ce21" office:value-type="float" office:value="150" calcext:value-type="float">
            <text:p>150</text:p>
          </table:table-cell>
          <table:table-cell table:style-name="ce22" table:formula="of:=([.E8]-0.01*[.E8]-0.3*([.E8]-[.D8]))*[.G8]" office:value-type="float" office:value="4731.3" calcext:value-type="float">
            <text:p>4731,3</text:p>
          </table:table-cell>
          <table:table-cell table:style-name="ce22" table:formula="of:=([.C8]-[.G8])*[.F8]" office:value-type="float" office:value="0" calcext:value-type="float">
            <text:p>0</text:p>
          </table:table-cell>
          <table:table-cell table:style-name="ce25" table:formula="of:=([.C8]-[.G8])*([.F8]-0.01*[.F8]-0.3*([.F8]-[.D8]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ank of America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8.93" calcext:value-type="float">
            <text:p>8,93</text:p>
          </table:table-cell>
          <table:table-cell table:style-name="ce14" office:value-type="float" office:value="14.16" calcext:value-type="float">
            <text:p>14,16</text:p>
          </table:table-cell>
          <table:table-cell table:style-name="ce17" office:value-type="float" office:value="15.23" calcext:value-type="float">
            <text:p>15,23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9]-0.01*[.E9]-0.3*([.E9]-[.D9]))*[.G9]" office:value-type="float" office:value="0" calcext:value-type="float">
            <text:p>0</text:p>
          </table:table-cell>
          <table:table-cell table:style-name="ce22" table:formula="of:=([.C9]-[.G9])*[.F9]" office:value-type="float" office:value="2284.5" calcext:value-type="float">
            <text:p>2284,5</text:p>
          </table:table-cell>
          <table:table-cell table:style-name="ce25" table:formula="of:=([.C9]-[.G9])*([.F9]-0.01*[.F9]-0.3*([.F9]-[.D9]))" office:value-type="float" office:value="1978.155" calcext:value-type="float">
            <text:p>1978,155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JPMorgan Chase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40.55" calcext:value-type="float">
            <text:p>40,55</text:p>
          </table:table-cell>
          <table:table-cell table:style-name="ce14" office:value-type="float" office:value="50.99" calcext:value-type="float">
            <text:p>50,99</text:p>
          </table:table-cell>
          <table:table-cell table:style-name="ce17" office:value-type="float" office:value="62.43" calcext:value-type="float">
            <text:p>62,43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10]-0.01*[.E10]-0.3*([.E10]-[.D10]))*[.G10]" office:value-type="float" office:value="0" calcext:value-type="float">
            <text:p>0</text:p>
          </table:table-cell>
          <table:table-cell table:style-name="ce22" table:formula="of:=([.C10]-[.G10])*[.F10]" office:value-type="float" office:value="9364.5" calcext:value-type="float">
            <text:p>9364,5</text:p>
          </table:table-cell>
          <table:table-cell table:style-name="ce25" table:formula="of:=([.C10]-[.G10])*([.F10]-0.01*[.F10]-0.3*([.F10]-[.D10]))" office:value-type="float" office:value="8286.255" calcext:value-type="float">
            <text:p>8286,255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Cisco Systems, Inc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18.58" calcext:value-type="float">
            <text:p>18,58</text:p>
          </table:table-cell>
          <table:table-cell table:style-name="ce14" office:value-type="float" office:value="24.17" calcext:value-type="float">
            <text:p>24,17</text:p>
          </table:table-cell>
          <table:table-cell table:style-name="ce17" office:value-type="float" office:value="26.68" calcext:value-type="float">
            <text:p>26,68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11]-0.01*[.E11]-0.3*([.E11]-[.D11]))*[.G11]" office:value-type="float" office:value="0" calcext:value-type="float">
            <text:p>0</text:p>
          </table:table-cell>
          <table:table-cell table:style-name="ce22" table:formula="of:=([.C11]-[.G11])*[.F11]" office:value-type="float" office:value="4002" calcext:value-type="float">
            <text:p>4002</text:p>
          </table:table-cell>
          <table:table-cell table:style-name="ce25" table:formula="of:=([.C11]-[.G11])*([.F11]-0.01*[.F11]-0.3*([.F11]-[.D11]))" office:value-type="float" office:value="3597.48" calcext:value-type="float">
            <text:p>3597,48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Intel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22.54" calcext:value-type="float">
            <text:p>22,54</text:p>
          </table:table-cell>
          <table:table-cell table:style-name="ce14" office:value-type="float" office:value="23.67" calcext:value-type="float">
            <text:p>23,67</text:p>
          </table:table-cell>
          <table:table-cell table:style-name="ce17" office:value-type="float" office:value="23.85" calcext:value-type="float">
            <text:p>23,85</text:p>
          </table:table-cell>
          <table:table-cell table:style-name="ce21" office:value-type="float" office:value="150" calcext:value-type="float">
            <text:p>150</text:p>
          </table:table-cell>
          <table:table-cell table:style-name="ce22" table:formula="of:=([.E12]-0.01*[.E12]-0.3*([.E12]-[.D12]))*[.G12]" office:value-type="float" office:value="3464.145" calcext:value-type="float">
            <text:p>3464,145</text:p>
          </table:table-cell>
          <table:table-cell table:style-name="ce22" table:formula="of:=([.C12]-[.G12])*[.F12]" office:value-type="float" office:value="0" calcext:value-type="float">
            <text:p>0</text:p>
          </table:table-cell>
          <table:table-cell table:style-name="ce25" table:formula="of:=([.C12]-[.G12])*([.F12]-0.01*[.F12]-0.3*([.F12]-[.D12]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fizer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24.84" calcext:value-type="float">
            <text:p>24,84</text:p>
          </table:table-cell>
          <table:table-cell table:style-name="ce15" office:value-type="float" office:value="28.77" calcext:value-type="float">
            <text:p>28,77</text:p>
          </table:table-cell>
          <table:table-cell table:style-name="ce18" office:value-type="float" office:value="31.66" calcext:value-type="float">
            <text:p>31,66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13]-0.01*[.E13]-0.3*([.E13]-[.D13]))*[.G13]" office:value-type="float" office:value="0" calcext:value-type="float">
            <text:p>0</text:p>
          </table:table-cell>
          <table:table-cell table:style-name="ce22" table:formula="of:=([.C13]-[.G13])*[.F13]" office:value-type="float" office:value="4749" calcext:value-type="float">
            <text:p>4749</text:p>
          </table:table-cell>
          <table:table-cell table:style-name="ce25" table:formula="of:=([.C13]-[.G13])*([.F13]-0.01*[.F13]-0.3*([.F13]-[.D13]))" office:value-type="float" office:value="4394.61" calcext:value-type="float">
            <text:p>4394,61</text:p>
          </table:table-cell>
          <table:table-cell table:number-columns-repeated="1014"/>
        </table:table-row>
        <table:table-row table:style-name="ro4">
          <table:table-cell table:style-name="Default" table:number-columns-repeated="4"/>
          <table:table-cell/>
          <table:table-cell table:style-name="ce19" office:value-type="string" calcext:value-type="string">
            <text:p>Total</text:p>
          </table:table-cell>
          <table:table-cell table:style-name="ce19" table:formula="of:=SUM([.G6:.G13])" office:value-type="float" office:value="367.723298055993" calcext:value-type="float">
            <text:p>367,723298056</text:p>
          </table:table-cell>
          <table:table-cell table:style-name="ce19" table:formula="of:=SUM([.H6:.H13])" office:value-type="float" office:value="10000" calcext:value-type="float">
            <text:p>10000</text:p>
          </table:table-cell>
          <table:table-cell table:style-name="ce19" table:formula="of:=SUM([.I6:.I13])" office:value-type="float" office:value="26773.6627073482" calcext:value-type="float">
            <text:p>26773,6627073482</text:p>
          </table:table-cell>
          <table:table-cell table:style-name="ce19" table:formula="of:=SUM([.J6:.J13])" office:value-type="float" office:value="24035.8568740149" calcext:value-type="float">
            <text:p>24035,8568740149</text:p>
          </table:table-cell>
          <table:table-cell table:number-columns-repeated="1014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Objective functi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Maximize</text:p>
          </table:table-cell>
          <table:table-cell table:style-name="ce7" table:formula="of:=[.I14]" office:value-type="float" office:value="26773.6627073482" calcext:value-type="float">
            <text:p>26773,6627073482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Constraint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Share to sell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hare to sell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otal Current Value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Sheet1.$A$1" table:cell-range-address="$Sheet1.$G$6:.$G$13"/>
          <table:named-expression table:name="solver_cvg" table:base-cell-address="$Sheet1.$A$1" table:expression="0.0001"/>
          <table:named-expression table:name="solver_drv" table:base-cell-address="$Sheet1.$A$1" table:expression="2"/>
          <table:named-expression table:name="solver_eng" table:base-cell-address="$Sheet1.$A$1" table:expression="2"/>
          <table:named-expression table:name="solver_est" table:base-cell-address="$Sheet1.$A$1" table:expression="1"/>
          <table:named-expression table:name="solver_itr" table:base-cell-address="$Sheet1.$A$1" table:expression="2147483647"/>
          <table:named-range table:name="solver_lhs1" table:base-cell-address="$Sheet1.$A$1" table:cell-range-address="$Sheet1.$G$6:.$G$13"/>
          <table:named-range table:name="solver_lhs2" table:base-cell-address="$Sheet1.$A$1" table:cell-range-address="$Sheet1.$G$6:.$G$13"/>
          <table:named-range table:name="solver_lhs3" table:base-cell-address="$Sheet1.$A$1" table:cell-range-address="$Sheet1.$H$14"/>
          <table:named-expression table:name="solver_mip" table:base-cell-address="$Sheet1.$A$1" table:expression="2147483647"/>
          <table:named-expression table:name="solver_mni" table:base-cell-address="$Sheet1.$A$1" table:expression="30"/>
          <table:named-expression table:name="solver_mrt" table:base-cell-address="$Sheet1.$A$1" table:expression="0.075"/>
          <table:named-expression table:name="solver_msl" table:base-cell-address="$Sheet1.$A$1" table:expression="2"/>
          <table:named-expression table:name="solver_neg" table:base-cell-address="$Sheet1.$A$1" table:expression="1"/>
          <table:named-expression table:name="solver_nod" table:base-cell-address="$Sheet1.$A$1" table:expression="2147483647"/>
          <table:named-expression table:name="solver_num" table:base-cell-address="$Sheet1.$A$1" table:expression="3"/>
          <table:named-expression table:name="solver_nwt" table:base-cell-address="$Sheet1.$A$1" table:expression="1"/>
          <table:named-range table:name="solver_opt" table:base-cell-address="$Sheet1.$A$1" table:cell-range-address="$Sheet1.$B$18"/>
          <table:named-expression table:name="solver_pre" table:base-cell-address="$Sheet1.$A$1" table:expression="0.000001"/>
          <table:named-expression table:name="solver_rbv" table:base-cell-address="$Sheet1.$A$1" table:expression="2"/>
          <table:named-expression table:name="solver_rel1" table:base-cell-address="$Sheet1.$A$1" table:expression="1"/>
          <table:named-expression table:name="solver_rel2" table:base-cell-address="$Sheet1.$A$1" table:expression="3"/>
          <table:named-expression table:name="solver_rel3" table:base-cell-address="$Sheet1.$A$1" table:expression="2"/>
          <table:named-range table:name="solver_rhs1" table:base-cell-address="$Sheet1.$A$1" table:cell-range-address="$Sheet1.$C$6:.$C$13"/>
          <table:named-expression table:name="solver_rhs2" table:base-cell-address="$Sheet1.$A$1" table:expression="0"/>
          <table:named-range table:name="solver_rhs3" table:base-cell-address="$Sheet1.$A$1" table:cell-range-address="$Sheet1.$D$25"/>
          <table:named-expression table:name="solver_rlx" table:base-cell-address="$Sheet1.$A$1" table:expression="2"/>
          <table:named-expression table:name="solver_rsd" table:base-cell-address="$Sheet1.$A$1" table:expression="0"/>
          <table:named-expression table:name="solver_scl" table:base-cell-address="$Sheet1.$A$1" table:expression="2"/>
          <table:named-expression table:name="solver_sho" table:base-cell-address="$Sheet1.$A$1" table:expression="2"/>
          <table:named-expression table:name="solver_ssz" table:base-cell-address="$Sheet1.$A$1" table:expression="100"/>
          <table:named-expression table:name="solver_tim" table:base-cell-address="$Sheet1.$A$1" table:expression="2147483647"/>
          <table:named-expression table:name="solver_tol" table:base-cell-address="$Sheet1.$A$1" table:expression="0.01"/>
          <table:named-expression table:name="solver_typ" table:base-cell-address="$Sheet1.$A$1" table:expression="1"/>
          <table:named-expression table:name="solver_val" table:base-cell-address="$Sheet1.$A$1" table:expression="0"/>
          <table:named-expression table:name="solver_ver" table:base-cell-address="$Sheet1.$A$1" table:expression="3"/>
        </table:named-expressions>
      </table:table>
      <table:table table:name="Sheet1_2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1">
          <table:table-cell table:style-name="ce2" table:number-columns-repeated="6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2">
          <table:table-cell table:style-name="ce2" table:number-columns-repeated="6"/>
          <table:table-cell table:style-name="Default" table:number-columns-repeated="1018"/>
        </table:table-row>
        <table:table-row table:style-name="ro3">
          <table:table-cell table:style-name="ce3" office:value-type="string" calcext:value-type="string">
            <text:p>Number</text:p>
          </table:table-cell>
          <table:table-cell table:style-name="ce9" office:value-type="string" calcext:value-type="string">
            <text:p>Stock</text:p>
          </table:table-cell>
          <table:table-cell table:style-name="ce9" office:value-type="string" calcext:value-type="string">
            <text:p>Number of Shares</text:p>
          </table:table-cell>
          <table:table-cell table:style-name="ce9" office:value-type="string" calcext:value-type="string">
            <text:p>Price Purchased Last Year</text:p>
          </table:table-cell>
          <table:table-cell table:style-name="ce9" office:value-type="string" calcext:value-type="string">
            <text:p>Current Price</text:p>
          </table:table-cell>
          <table:table-cell table:style-name="ce16" office:value-type="string" calcext:value-type="string">
            <text:p>Next Year Price Estimate</text:p>
          </table:table-cell>
          <table:table-cell table:style-name="ce20" office:value-type="string" calcext:value-type="string">
            <text:p>Number of share to sell</text:p>
          </table:table-cell>
          <table:table-cell table:style-name="ce20" office:value-type="string" calcext:value-type="string">
            <text:p>Total current value</text:p>
          </table:table-cell>
          <table:table-cell table:style-name="ce23" office:value-type="string" calcext:value-type="string">
            <text:p>Value next year</text:p>
          </table:table-cell>
          <table:table-cell table:style-name="ce24" office:value-type="string" calcext:value-type="string">
            <text:p>Value next year (w tax)</text:p>
          </table:table-cell>
          <table:table-cell table:style-name="ce26"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Yahoo!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15.68" calcext:value-type="float">
            <text:p>15,68</text:p>
          </table:table-cell>
          <table:table-cell table:style-name="ce14" office:value-type="float" office:value="31.8" calcext:value-type="float">
            <text:p>31,8</text:p>
          </table:table-cell>
          <table:table-cell table:style-name="ce17" office:value-type="float" office:value="29.5" calcext:value-type="float">
            <text:p>29,5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6]-0.01*[.E6]-0.3*([.E6]-[.D6]))*[.G6]" office:value-type="float" office:value="1998.45" calcext:value-type="float">
            <text:p>1998,45</text:p>
          </table:table-cell>
          <table:table-cell table:style-name="ce22" table:formula="of:=([.C6]-[.G6])*[.F6]" office:value-type="float" office:value="2212.5" calcext:value-type="float">
            <text:p>2212,5</text:p>
          </table:table-cell>
          <table:table-cell table:style-name="ce25" table:formula="of:=([.C6]-[.G6])*([.F6]-0.01*[.F6]-0.3*([.F6]-[.D6]))" office:value-type="float" office:value="1879.425" calcext:value-type="float">
            <text:p>1879,425</text:p>
          </table:table-cell>
          <table:table-cell table:number-columns-repeated="101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eneral Electric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22.1" calcext:value-type="float">
            <text:p>22,1</text:p>
          </table:table-cell>
          <table:table-cell table:style-name="ce14" office:value-type="float" office:value="24.28" calcext:value-type="float">
            <text:p>24,28</text:p>
          </table:table-cell>
          <table:table-cell table:style-name="ce17" office:value-type="float" office:value="26.31" calcext:value-type="float">
            <text:p>26,31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7]-0.01*[.E7]-0.3*([.E7]-[.D7]))*[.G7]" office:value-type="float" office:value="1753.74" calcext:value-type="float">
            <text:p>1753,74</text:p>
          </table:table-cell>
          <table:table-cell table:style-name="ce22" table:formula="of:=([.C7]-[.G7])*[.F7]" office:value-type="float" office:value="1973.25" calcext:value-type="float">
            <text:p>1973,25</text:p>
          </table:table-cell>
          <table:table-cell table:style-name="ce25" table:formula="of:=([.C7]-[.G7])*([.F7]-0.01*[.F7]-0.3*([.F7]-[.D7]))" office:value-type="float" office:value="1858.7925" calcext:value-type="float">
            <text:p>1858,7925</text:p>
          </table:table-cell>
          <table:table-cell table:number-columns-repeated="101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crosoft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30.39" calcext:value-type="float">
            <text:p>30,39</text:p>
          </table:table-cell>
          <table:table-cell table:style-name="ce14" office:value-type="float" office:value="32.5" calcext:value-type="float">
            <text:p>32,5</text:p>
          </table:table-cell>
          <table:table-cell table:style-name="ce17" office:value-type="float" office:value="34.55" calcext:value-type="float">
            <text:p>34,55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8]-0.01*[.E8]-0.3*([.E8]-[.D8]))*[.G8]" office:value-type="float" office:value="2365.65" calcext:value-type="float">
            <text:p>2365,65</text:p>
          </table:table-cell>
          <table:table-cell table:style-name="ce22" table:formula="of:=([.C8]-[.G8])*[.F8]" office:value-type="float" office:value="2591.25" calcext:value-type="float">
            <text:p>2591,25</text:p>
          </table:table-cell>
          <table:table-cell table:style-name="ce25" table:formula="of:=([.C8]-[.G8])*([.F8]-0.01*[.F8]-0.3*([.F8]-[.D8]))" office:value-type="float" office:value="2471.7375" calcext:value-type="float">
            <text:p>2471,7375</text:p>
          </table:table-cell>
          <table:table-cell table:number-columns-repeated="101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ank of America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8.93" calcext:value-type="float">
            <text:p>8,93</text:p>
          </table:table-cell>
          <table:table-cell table:style-name="ce14" office:value-type="float" office:value="14.16" calcext:value-type="float">
            <text:p>14,16</text:p>
          </table:table-cell>
          <table:table-cell table:style-name="ce17" office:value-type="float" office:value="15.23" calcext:value-type="float">
            <text:p>15,23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9]-0.01*[.E9]-0.3*([.E9]-[.D9]))*[.G9]" office:value-type="float" office:value="0" calcext:value-type="float">
            <text:p>0</text:p>
          </table:table-cell>
          <table:table-cell table:style-name="ce22" table:formula="of:=([.C9]-[.G9])*[.F9]" office:value-type="float" office:value="2284.5" calcext:value-type="float">
            <text:p>2284,5</text:p>
          </table:table-cell>
          <table:table-cell table:style-name="ce25" table:formula="of:=([.C9]-[.G9])*([.F9]-0.01*[.F9]-0.3*([.F9]-[.D9]))" office:value-type="float" office:value="1978.155" calcext:value-type="float">
            <text:p>1978,155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JPMorgan Chase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40.55" calcext:value-type="float">
            <text:p>40,55</text:p>
          </table:table-cell>
          <table:table-cell table:style-name="ce14" office:value-type="float" office:value="50.99" calcext:value-type="float">
            <text:p>50,99</text:p>
          </table:table-cell>
          <table:table-cell table:style-name="ce17" office:value-type="float" office:value="62.43" calcext:value-type="float">
            <text:p>62,43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10]-0.01*[.E10]-0.3*([.E10]-[.D10]))*[.G10]" office:value-type="float" office:value="0" calcext:value-type="float">
            <text:p>0</text:p>
          </table:table-cell>
          <table:table-cell table:style-name="ce22" table:formula="of:=([.C10]-[.G10])*[.F10]" office:value-type="float" office:value="9364.5" calcext:value-type="float">
            <text:p>9364,5</text:p>
          </table:table-cell>
          <table:table-cell table:style-name="ce25" table:formula="of:=([.C10]-[.G10])*([.F10]-0.01*[.F10]-0.3*([.F10]-[.D10]))" office:value-type="float" office:value="8286.255" calcext:value-type="float">
            <text:p>8286,255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Cisco Systems, Inc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18.58" calcext:value-type="float">
            <text:p>18,58</text:p>
          </table:table-cell>
          <table:table-cell table:style-name="ce14" office:value-type="float" office:value="24.17" calcext:value-type="float">
            <text:p>24,17</text:p>
          </table:table-cell>
          <table:table-cell table:style-name="ce17" office:value-type="float" office:value="26.68" calcext:value-type="float">
            <text:p>26,68</text:p>
          </table:table-cell>
          <table:table-cell table:style-name="ce21" office:value-type="float" office:value="4.59928183971278" calcext:value-type="float">
            <text:p>4,5992818397</text:p>
          </table:table-cell>
          <table:table-cell table:style-name="ce22" table:formula="of:=([.E11]-0.01*[.E11]-0.3*([.E11]-[.D11]))*[.G11]" office:value-type="float" office:value="102.340000000001" calcext:value-type="float">
            <text:p>102,34</text:p>
          </table:table-cell>
          <table:table-cell table:style-name="ce22" table:formula="of:=([.C11]-[.G11])*[.F11]" office:value-type="float" office:value="3879.29116051646" calcext:value-type="float">
            <text:p>3879,2911605165</text:p>
          </table:table-cell>
          <table:table-cell table:style-name="ce25" table:formula="of:=([.C11]-[.G11])*([.F11]-0.01*[.F11]-0.3*([.F11]-[.D11]))" office:value-type="float" office:value="3487.1745037818" calcext:value-type="float">
            <text:p>3487,1745037818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Intel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22.54" calcext:value-type="float">
            <text:p>22,54</text:p>
          </table:table-cell>
          <table:table-cell table:style-name="ce14" office:value-type="float" office:value="23.67" calcext:value-type="float">
            <text:p>23,67</text:p>
          </table:table-cell>
          <table:table-cell table:style-name="ce17" office:value-type="float" office:value="23.85" calcext:value-type="float">
            <text:p>23,85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12]-0.01*[.E12]-0.3*([.E12]-[.D12]))*[.G12]" office:value-type="float" office:value="1732.0725" calcext:value-type="float">
            <text:p>1732,0725</text:p>
          </table:table-cell>
          <table:table-cell table:style-name="ce22" table:formula="of:=([.C12]-[.G12])*[.F12]" office:value-type="float" office:value="1788.75" calcext:value-type="float">
            <text:p>1788,75</text:p>
          </table:table-cell>
          <table:table-cell table:style-name="ce25" table:formula="of:=([.C12]-[.G12])*([.F12]-0.01*[.F12]-0.3*([.F12]-[.D12]))" office:value-type="float" office:value="1741.3875" calcext:value-type="float">
            <text:p>1741,3875</text:p>
          </table:table-cell>
          <table:table-cell table:number-columns-repeated="101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fizer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24.84" calcext:value-type="float">
            <text:p>24,84</text:p>
          </table:table-cell>
          <table:table-cell table:style-name="ce15" office:value-type="float" office:value="28.77" calcext:value-type="float">
            <text:p>28,77</text:p>
          </table:table-cell>
          <table:table-cell table:style-name="ce18" office:value-type="float" office:value="31.66" calcext:value-type="float">
            <text:p>31,66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13]-0.01*[.E13]-0.3*([.E13]-[.D13]))*[.G13]" office:value-type="float" office:value="2047.7475" calcext:value-type="float">
            <text:p>2047,7475</text:p>
          </table:table-cell>
          <table:table-cell table:style-name="ce22" table:formula="of:=([.C13]-[.G13])*[.F13]" office:value-type="float" office:value="2374.5" calcext:value-type="float">
            <text:p>2374,5</text:p>
          </table:table-cell>
          <table:table-cell table:style-name="ce25" table:formula="of:=([.C13]-[.G13])*([.F13]-0.01*[.F13]-0.3*([.F13]-[.D13]))" office:value-type="float" office:value="2197.305" calcext:value-type="float">
            <text:p>2197,305</text:p>
          </table:table-cell>
          <table:table-cell table:number-columns-repeated="1014"/>
        </table:table-row>
        <table:table-row table:style-name="ro4">
          <table:table-cell table:style-name="Default" table:number-columns-repeated="4"/>
          <table:table-cell/>
          <table:table-cell table:style-name="ce19" office:value-type="string" calcext:value-type="string">
            <text:p>Total</text:p>
          </table:table-cell>
          <table:table-cell table:style-name="ce19" table:formula="of:=SUM([.G6:.G13])" office:value-type="float" office:value="379.599281839713" calcext:value-type="float">
            <text:p>379,5992818397</text:p>
          </table:table-cell>
          <table:table-cell table:style-name="ce19" table:formula="of:=SUM([.H6:.H13])" office:value-type="float" office:value="10000" calcext:value-type="float">
            <text:p>10000</text:p>
          </table:table-cell>
          <table:table-cell table:style-name="ce19" table:formula="of:=SUM([.I6:.I13])" office:value-type="float" office:value="26468.5411605165" calcext:value-type="float">
            <text:p>26468,5411605165</text:p>
          </table:table-cell>
          <table:table-cell table:style-name="ce19" table:formula="of:=SUM([.J6:.J13])" office:value-type="float" office:value="23900.2320037818" calcext:value-type="float">
            <text:p>23900,2320037818</text:p>
          </table:table-cell>
          <table:table-cell table:number-columns-repeated="1014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Objective functi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Maximize</text:p>
          </table:table-cell>
          <table:table-cell table:style-name="ce7" table:formula="of:=[.I14]" office:value-type="float" office:value="26468.5411605165" calcext:value-type="float">
            <text:p>26468,5411605165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Constraint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Share to sell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hare to sell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otal Current Value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_2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1">
          <table:table-cell table:style-name="ce2" table:number-columns-repeated="6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2">
          <table:table-cell table:style-name="ce2" table:number-columns-repeated="6"/>
          <table:table-cell table:style-name="Default" table:number-columns-repeated="1018"/>
        </table:table-row>
        <table:table-row table:style-name="ro3">
          <table:table-cell table:style-name="ce3" office:value-type="string" calcext:value-type="string">
            <text:p>Number</text:p>
          </table:table-cell>
          <table:table-cell table:style-name="ce9" office:value-type="string" calcext:value-type="string">
            <text:p>Stock</text:p>
          </table:table-cell>
          <table:table-cell table:style-name="ce9" office:value-type="string" calcext:value-type="string">
            <text:p>Number of Shares</text:p>
          </table:table-cell>
          <table:table-cell table:style-name="ce9" office:value-type="string" calcext:value-type="string">
            <text:p>Price Purchased Last Year</text:p>
          </table:table-cell>
          <table:table-cell table:style-name="ce9" office:value-type="string" calcext:value-type="string">
            <text:p>Current Price</text:p>
          </table:table-cell>
          <table:table-cell table:style-name="ce16" office:value-type="string" calcext:value-type="string">
            <text:p>Next Year Price Estimate</text:p>
          </table:table-cell>
          <table:table-cell table:style-name="ce20" office:value-type="string" calcext:value-type="string">
            <text:p>Number of share to sell</text:p>
          </table:table-cell>
          <table:table-cell table:style-name="ce20" office:value-type="string" calcext:value-type="string">
            <text:p>Total current value</text:p>
          </table:table-cell>
          <table:table-cell table:style-name="ce23" office:value-type="string" calcext:value-type="string">
            <text:p>Value next year</text:p>
          </table:table-cell>
          <table:table-cell table:style-name="ce24" office:value-type="string" calcext:value-type="string">
            <text:p>Value next year (w tax)</text:p>
          </table:table-cell>
          <table:table-cell table:style-name="ce26"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Yahoo!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15.68" calcext:value-type="float">
            <text:p>15,68</text:p>
          </table:table-cell>
          <table:table-cell table:style-name="ce14" office:value-type="float" office:value="31.8" calcext:value-type="float">
            <text:p>31,8</text:p>
          </table:table-cell>
          <table:table-cell table:style-name="ce17" office:value-type="float" office:value="29.5" calcext:value-type="float">
            <text:p>29,5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table:formula="of:=([.E6]-0.01*[.E6]-0.3*([.E6]-[.D6]))*[.G6]" office:value-type="float" office:value="2664.6" calcext:value-type="float">
            <text:p>2664,6</text:p>
          </table:table-cell>
          <table:table-cell table:style-name="ce22" table:formula="of:=([.C6]-[.G6])*[.F6]" office:value-type="float" office:value="1475" calcext:value-type="float">
            <text:p>1475</text:p>
          </table:table-cell>
          <table:table-cell table:style-name="ce25" table:formula="of:=([.C6]-[.G6])*([.F6]-0.01*[.F6]-0.3*([.F6]-[.D6]))" office:value-type="float" office:value="1252.95" calcext:value-type="float">
            <text:p>1252,95</text:p>
          </table:table-cell>
          <table:table-cell table:number-columns-repeated="101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eneral Electric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22.1" calcext:value-type="float">
            <text:p>22,1</text:p>
          </table:table-cell>
          <table:table-cell table:style-name="ce14" office:value-type="float" office:value="24.28" calcext:value-type="float">
            <text:p>24,28</text:p>
          </table:table-cell>
          <table:table-cell table:style-name="ce17" office:value-type="float" office:value="26.31" calcext:value-type="float">
            <text:p>26,31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7]-0.01*[.E7]-0.3*([.E7]-[.D7]))*[.G7]" office:value-type="float" office:value="1753.74" calcext:value-type="float">
            <text:p>1753,74</text:p>
          </table:table-cell>
          <table:table-cell table:style-name="ce22" table:formula="of:=([.C7]-[.G7])*[.F7]" office:value-type="float" office:value="1973.25" calcext:value-type="float">
            <text:p>1973,25</text:p>
          </table:table-cell>
          <table:table-cell table:style-name="ce25" table:formula="of:=([.C7]-[.G7])*([.F7]-0.01*[.F7]-0.3*([.F7]-[.D7]))" office:value-type="float" office:value="1858.7925" calcext:value-type="float">
            <text:p>1858,7925</text:p>
          </table:table-cell>
          <table:table-cell table:number-columns-repeated="101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crosoft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30.39" calcext:value-type="float">
            <text:p>30,39</text:p>
          </table:table-cell>
          <table:table-cell table:style-name="ce14" office:value-type="float" office:value="32.5" calcext:value-type="float">
            <text:p>32,5</text:p>
          </table:table-cell>
          <table:table-cell table:style-name="ce17" office:value-type="float" office:value="34.55" calcext:value-type="float">
            <text:p>34,55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8]-0.01*[.E8]-0.3*([.E8]-[.D8]))*[.G8]" office:value-type="float" office:value="2365.65" calcext:value-type="float">
            <text:p>2365,65</text:p>
          </table:table-cell>
          <table:table-cell table:style-name="ce22" table:formula="of:=([.C8]-[.G8])*[.F8]" office:value-type="float" office:value="2591.25" calcext:value-type="float">
            <text:p>2591,25</text:p>
          </table:table-cell>
          <table:table-cell table:style-name="ce25" table:formula="of:=([.C8]-[.G8])*([.F8]-0.01*[.F8]-0.3*([.F8]-[.D8]))" office:value-type="float" office:value="2471.7375" calcext:value-type="float">
            <text:p>2471,7375</text:p>
          </table:table-cell>
          <table:table-cell table:number-columns-repeated="101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ank of America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8.93" calcext:value-type="float">
            <text:p>8,93</text:p>
          </table:table-cell>
          <table:table-cell table:style-name="ce14" office:value-type="float" office:value="14.16" calcext:value-type="float">
            <text:p>14,16</text:p>
          </table:table-cell>
          <table:table-cell table:style-name="ce17" office:value-type="float" office:value="15.23" calcext:value-type="float">
            <text:p>15,23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9]-0.01*[.E9]-0.3*([.E9]-[.D9]))*[.G9]" office:value-type="float" office:value="0" calcext:value-type="float">
            <text:p>0</text:p>
          </table:table-cell>
          <table:table-cell table:style-name="ce22" table:formula="of:=([.C9]-[.G9])*[.F9]" office:value-type="float" office:value="2284.5" calcext:value-type="float">
            <text:p>2284,5</text:p>
          </table:table-cell>
          <table:table-cell table:style-name="ce25" table:formula="of:=([.C9]-[.G9])*([.F9]-0.01*[.F9]-0.3*([.F9]-[.D9]))" office:value-type="float" office:value="1978.155" calcext:value-type="float">
            <text:p>1978,155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JPMorgan Chase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40.55" calcext:value-type="float">
            <text:p>40,55</text:p>
          </table:table-cell>
          <table:table-cell table:style-name="ce14" office:value-type="float" office:value="50.99" calcext:value-type="float">
            <text:p>50,99</text:p>
          </table:table-cell>
          <table:table-cell table:style-name="ce17" office:value-type="float" office:value="62.43" calcext:value-type="float">
            <text:p>62,43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10]-0.01*[.E10]-0.3*([.E10]-[.D10]))*[.G10]" office:value-type="float" office:value="0" calcext:value-type="float">
            <text:p>0</text:p>
          </table:table-cell>
          <table:table-cell table:style-name="ce22" table:formula="of:=([.C10]-[.G10])*[.F10]" office:value-type="float" office:value="9364.5" calcext:value-type="float">
            <text:p>9364,5</text:p>
          </table:table-cell>
          <table:table-cell table:style-name="ce25" table:formula="of:=([.C10]-[.G10])*([.F10]-0.01*[.F10]-0.3*([.F10]-[.D10]))" office:value-type="float" office:value="8286.255" calcext:value-type="float">
            <text:p>8286,255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Cisco Systems, Inc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18.58" calcext:value-type="float">
            <text:p>18,58</text:p>
          </table:table-cell>
          <table:table-cell table:style-name="ce14" office:value-type="float" office:value="24.17" calcext:value-type="float">
            <text:p>24,17</text:p>
          </table:table-cell>
          <table:table-cell table:style-name="ce17" office:value-type="float" office:value="26.68" calcext:value-type="float">
            <text:p>26,68</text:p>
          </table:table-cell>
          <table:table-cell table:style-name="ce21" office:value-type="float" office:value="0" calcext:value-type="float">
            <text:p>0</text:p>
          </table:table-cell>
          <table:table-cell table:style-name="ce22" table:formula="of:=([.E11]-0.01*[.E11]-0.3*([.E11]-[.D11]))*[.G11]" office:value-type="float" office:value="0" calcext:value-type="float">
            <text:p>0</text:p>
          </table:table-cell>
          <table:table-cell table:style-name="ce22" table:formula="of:=([.C11]-[.G11])*[.F11]" office:value-type="float" office:value="4002" calcext:value-type="float">
            <text:p>4002</text:p>
          </table:table-cell>
          <table:table-cell table:style-name="ce25" table:formula="of:=([.C11]-[.G11])*([.F11]-0.01*[.F11]-0.3*([.F11]-[.D11]))" office:value-type="float" office:value="3597.48" calcext:value-type="float">
            <text:p>3597,48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Intel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22.54" calcext:value-type="float">
            <text:p>22,54</text:p>
          </table:table-cell>
          <table:table-cell table:style-name="ce14" office:value-type="float" office:value="23.67" calcext:value-type="float">
            <text:p>23,67</text:p>
          </table:table-cell>
          <table:table-cell table:style-name="ce17" office:value-type="float" office:value="23.85" calcext:value-type="float">
            <text:p>23,85</text:p>
          </table:table-cell>
          <table:table-cell table:style-name="ce21" office:value-type="float" office:value="75" calcext:value-type="float">
            <text:p>75</text:p>
          </table:table-cell>
          <table:table-cell table:style-name="ce22" table:formula="of:=([.E12]-0.01*[.E12]-0.3*([.E12]-[.D12]))*[.G12]" office:value-type="float" office:value="1732.0725" calcext:value-type="float">
            <text:p>1732,0725</text:p>
          </table:table-cell>
          <table:table-cell table:style-name="ce22" table:formula="of:=([.C12]-[.G12])*[.F12]" office:value-type="float" office:value="1788.75" calcext:value-type="float">
            <text:p>1788,75</text:p>
          </table:table-cell>
          <table:table-cell table:style-name="ce25" table:formula="of:=([.C12]-[.G12])*([.F12]-0.01*[.F12]-0.3*([.F12]-[.D12]))" office:value-type="float" office:value="1741.3875" calcext:value-type="float">
            <text:p>1741,3875</text:p>
          </table:table-cell>
          <table:table-cell table:number-columns-repeated="101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fizer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24.84" calcext:value-type="float">
            <text:p>24,84</text:p>
          </table:table-cell>
          <table:table-cell table:style-name="ce15" office:value-type="float" office:value="28.77" calcext:value-type="float">
            <text:p>28,77</text:p>
          </table:table-cell>
          <table:table-cell table:style-name="ce18" office:value-type="float" office:value="31.66" calcext:value-type="float">
            <text:p>31,66</text:p>
          </table:table-cell>
          <table:table-cell table:style-name="ce21" office:value-type="float" office:value="54.3501151875414" calcext:value-type="float">
            <text:p>54,3501151875</text:p>
          </table:table-cell>
          <table:table-cell table:style-name="ce22" table:formula="of:=([.E13]-0.01*[.E13]-0.3*([.E13]-[.D13]))*[.G13]" office:value-type="float" office:value="1483.9375" calcext:value-type="float">
            <text:p>1483,9375</text:p>
          </table:table-cell>
          <table:table-cell table:style-name="ce22" table:formula="of:=([.C13]-[.G13])*[.F13]" office:value-type="float" office:value="3028.27535316244" calcext:value-type="float">
            <text:p>3028,2753531624</text:p>
          </table:table-cell>
          <table:table-cell table:style-name="ce25" table:formula="of:=([.C13]-[.G13])*([.F13]-0.01*[.F13]-0.3*([.F13]-[.D13]))" office:value-type="float" office:value="2802.29293530452" calcext:value-type="float">
            <text:p>2802,2929353045</text:p>
          </table:table-cell>
          <table:table-cell table:number-columns-repeated="1014"/>
        </table:table-row>
        <table:table-row table:style-name="ro4">
          <table:table-cell table:style-name="Default" table:number-columns-repeated="4"/>
          <table:table-cell/>
          <table:table-cell table:style-name="ce19" office:value-type="string" calcext:value-type="string">
            <text:p>Total</text:p>
          </table:table-cell>
          <table:table-cell table:style-name="ce19" table:formula="of:=SUM([.G6:.G13])" office:value-type="float" office:value="379.350115187541" calcext:value-type="float">
            <text:p>379,3501151875</text:p>
          </table:table-cell>
          <table:table-cell table:style-name="ce19" table:formula="of:=SUM([.H6:.H13])" office:value-type="float" office:value="10000" calcext:value-type="float">
            <text:p>10000</text:p>
          </table:table-cell>
          <table:table-cell table:style-name="ce19" table:formula="of:=SUM([.I6:.I13])" office:value-type="float" office:value="26507.5253531624" calcext:value-type="float">
            <text:p>26507,5253531624</text:p>
          </table:table-cell>
          <table:table-cell table:style-name="ce19" table:formula="of:=SUM([.J6:.J13])" office:value-type="float" office:value="23989.0504353045" calcext:value-type="float">
            <text:p>23989,0504353045</text:p>
          </table:table-cell>
          <table:table-cell table:number-columns-repeated="1014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Objective functi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Maximize</text:p>
          </table:table-cell>
          <table:table-cell table:style-name="ce7" table:formula="of:=[.I14]" office:value-type="float" office:value="26507.5253531624" calcext:value-type="float">
            <text:p>26507,5253531624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Constraint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Share to sell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hare to sell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otal Current Value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Yahoo ! = 100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4-01-19T04:00:32</meta:creation-date>
    <dc:date>2016-06-23T20:16:39.982000000</dc:date>
    <meta:generator>LibreOffice/5.0.1.2$Windows_x86 LibreOffice_project/81898c9f5c0d43f3473ba111d7b351050be20261</meta:generator>
    <meta:editing-duration>PT11M44S</meta:editing-duration>
    <meta:editing-cycles>2</meta:editing-cycles>
    <meta:document-statistic meta:table-count="3" meta:cell-count="333" meta:object-count="0"/>
    <meta:user-defined meta:name="AppVersion">14.0300</meta:user-defined>
    <meta:user-defined meta:name="Company">M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